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Arial" fo:font-size="14pt" fo:font-style="italic" fo:font-weight="bold" officeooo:paragraph-rsid="0017e50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Arial" fo:font-size="14pt" fo:font-weight="bold" officeooo:rsid="0017e50c" officeooo:paragraph-rsid="0017e50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2pt" fo:font-style="italic" fo:font-weight="bold" officeooo:paragraph-rsid="0017e50c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Times New Roman" fo:font-size="14pt" fo:font-weight="bold" officeooo:rsid="0017e50c" officeooo:paragraph-rsid="0017e50c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/>
    </style:style>
    <style:style style:name="T1" style:family="text">
      <style:text-properties officeooo:rsid="0017e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</text:p>
      <text:p text:style-name="P2">* Printer OK *</text:p>
      <text:p text:style-name="P1">**************</text:p>
      <text:p text:style-name="P1">1 →<text:span text:style-name="T1"> A</text:span></text:p>
      <text:p text:style-name="P1">2 →<text:span text:style-name="T1"> B</text:span></text:p>
      <text:p text:style-name="P1">3 →<text:span text:style-name="T1"> C</text:span></text:p>
      <text:p text:style-name="P1">4 →<text:span text:style-name="T1"> D</text:span></text:p>
      <text:p text:style-name="P1">5 →<text:span text:style-name="T1"> E</text:span></text:p>
      <text:p text:style-name="P5">Arial</text:p>
      <text:p text:style-name="P7">Times New Roman</text:p>
      <text:p text:style-name="P1">**************</text:p>
      <text:p text:style-name="P3">* <text:s text:c="2"/>END OK <text:s text:c="2"/>*</text:p>
      <text:p text:style-name="P4">* <text:s text:c="2"/>END OK <text:s text:c="2"/>*</text:p>
      <text:p text:style-name="P6">* <text:s text:c="2"/>END OK <text:s text:c="2"/>*</text:p>
      <text:p text:style-name="P1">**************</text:p>
      <text:p text:style-name="P1"/>
      <text:p text:style-name="P1">A4, vertical (210 × 297 m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02:53:28.621567471</meta:creation-date>
    <dc:date>2023-03-20T02:57:52.181994171</dc:date>
    <meta:editing-duration>PT3M46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6" meta:word-count="45" meta:character-count="184" meta:non-whitespace-character-count="143"/>
  </office:meta>
</office:document-meta>
</file>